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UseCase" style:family="table">
      <style:table-properties style:width="6.6924in" table:align="margins"/>
    </style:style>
    <style:style style:name="UseCase.A" style:family="table-column">
      <style:table-column-properties style:column-width="1.2431in" style:rel-column-width="12172*"/>
    </style:style>
    <style:style style:name="UseCase.B" style:family="table-column">
      <style:table-column-properties style:column-width="5.4493in" style:rel-column-width="53363*"/>
    </style:style>
    <style:style style:name="UseCase.A1" style:family="table-cell">
      <style:table-cell-properties fo:background-color="#c0c0c0" fo:padding="0.0382in" fo:border="0.0007in solid #000000">
        <style:background-image/>
      </style:table-cell-properties>
    </style:style>
    <style:style style:name="UseCase.2" style:family="table-row">
      <style:table-row-properties style:min-row-height="1.091in"/>
    </style:style>
    <style:style style:name="UseCase.A2"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UseCase.B2" style:family="table-cell">
      <style:table-cell-properties fo:padding="0.0382in" fo:border-left="0.0007in solid #000000" fo:border-right="0.0007in solid #000000" fo:border-top="none" fo:border-bottom="0.0007in solid #000000"/>
    </style:style>
    <style:style style:name="UseCase.5" style:family="table-row">
      <style:table-row-properties style:min-row-height="0.9347in"/>
    </style:style>
    <style:style style:name="UseCase.6" style:family="table-row">
      <style:table-row-properties style:min-row-height="0.5111in"/>
    </style:style>
    <style:style style:name="UseCase.7" style:family="table-row">
      <style:table-row-properties style:min-row-height="0.3194in"/>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text-properties fo:font-style="italic" style:font-style-asian="italic" style:font-style-complex="italic"/>
    </style:style>
    <style:style style:name="P3" style:family="paragraph" style:parent-style-name="Table_20_Contents">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list-style-name="L2">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UseCase" table:style-name="UseCase">
        <table:table-column table:style-name="UseCase.A"/>
        <table:table-column table:style-name="UseCase.B"/>
        <table:table-row>
          <table:table-cell table:style-name="UseCase.A1" table:number-columns-spanned="2" office:value-type="string">
            <text:p text:style-name="P3">Browse Available Employees(UC-6)</text:p>
          </table:table-cell>
          <table:covered-table-cell/>
        </table:table-row>
        <table:table-row table:style-name="UseCase.2">
          <table:table-cell table:style-name="UseCase.A2" office:value-type="string">
            <text:p text:style-name="P1">Description</text:p>
          </table:table-cell>
          <table:table-cell table:style-name="UseCase.B2" office:value-type="string">
            <text:p text:style-name="P2">The user must hire employees in order to start working on a project or can hire more employees if he thinks that he needs more manpower. In order to do that he must check which employees are available for hiring and see their data in order to decide which one he needs.</text:p>
          </table:table-cell>
        </table:table-row>
        <table:table-row>
          <table:table-cell table:style-name="UseCase.A2" office:value-type="string">
            <text:p text:style-name="P1">Prerequisites</text:p>
          </table:table-cell>
          <table:table-cell table:style-name="UseCase.B2" office:value-type="string">
            <text:p text:style-name="P2">UC-3(if the single play mode is selected in UC-1)</text:p>
          </table:table-cell>
        </table:table-row>
        <table:table-row>
          <table:table-cell table:style-name="UseCase.A2" office:value-type="string">
            <text:p text:style-name="P1">Actors</text:p>
          </table:table-cell>
          <table:table-cell table:style-name="UseCase.B2" office:value-type="string">
            <text:p text:style-name="P2">User</text:p>
          </table:table-cell>
        </table:table-row>
        <table:table-row table:style-name="UseCase.5">
          <table:table-cell table:style-name="UseCase.A2" office:value-type="string">
            <text:p text:style-name="P1">Scenario</text:p>
          </table:table-cell>
          <table:table-cell table:style-name="UseCase.B2" office:value-type="string">
            <text:list text:style-name="L2">
              <text:list-item>
                <text:p text:style-name="P5">Click on the marketplace program from the quick launch menu.</text:p>
              </text:list-item>
              <text:list-item>
                <text:p text:style-name="P5">The User sees all the available employees. He can see the Name,Last name of the employee. The CV <text:s/>and the salary of the employee and a status saying if the employee is employed by a company.</text:p>
              </text:list-item>
            </text:list>
          </table:table-cell>
        </table:table-row>
        <table:table-row table:style-name="UseCase.6">
          <table:table-cell table:style-name="UseCase.A2" office:value-type="string">
            <text:p text:style-name="P1">Alternative Paths</text:p>
          </table:table-cell>
          <table:table-cell table:style-name="UseCase.B2" office:value-type="string">
            <text:p text:style-name="P2"/>
          </table:table-cell>
        </table:table-row>
        <table:table-row table:style-name="UseCase.7">
          <table:table-cell table:style-name="UseCase.A2" office:value-type="string">
            <text:p text:style-name="P1">Notes</text:p>
          </table:table-cell>
          <table:table-cell table:style-name="UseCase.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dward Elric</meta:initial-creator>
    <meta:creation-date>2009-01-11T20:29:45</meta:creation-date>
    <dc:creator>Edward Elric</dc:creator>
    <dc:date>2009-01-11T20:41:05</dc:date>
    <meta:editing-cycles>7</meta:editing-cycles>
    <meta:editing-duration>PT11M21S</meta:editing-duration>
    <meta:user-defined meta:name="Info 1"/>
    <meta:user-defined meta:name="Info 2"/>
    <meta:user-defined meta:name="Info 3"/>
    <meta:user-defined meta:name="Info 4"/>
    <meta:document-statistic meta:table-count="1" meta:image-count="0" meta:object-count="0" meta:page-count="1" meta:paragraph-count="12" meta:word-count="124" meta:character-count="664"/>
  </office:meta>
</office:document-meta>
</file>